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00pt" fo:text-indent="35.4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35.40pt" fo:text-indent="0.00p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4. Modelo Fisico</text:span></text:p>
      <text:p text:style-name="P1"><text:span text:style-name="T1">4.1 Scripts SQL</text:span></text:p>
      <text:p text:style-name="P1"><text:span text:style-name="T2"/></text:p>
      <text:p text:style-name="P1"><text:span text:style-name="T3">Criando relação Pessoa</text:span></text:p>
      <text:p text:style-name="P1"><text:span text:style-name="T3"><text:tab/>CREATE TABLE Pessoa(</text:span></text:p>
      <text:p text:style-name="P1"><text:span text:style-name="T3"><text:tab/>cpf VARCHAR(20),</text:span></text:p>
      <text:p text:style-name="P1"><text:span text:style-name="T3"><text:tab/>nome VARCHAR(100) NOT NULL,</text:span></text:p>
      <text:p text:style-name="P1"><text:span text:style-name="T3"><text:tab/>telefone VARCHAR(20) NOT NULL,</text:span></text:p>
      <text:p text:style-name="P1"><text:span text:style-name="T3"><text:tab/>CONSTRAINT PKPessoa PRIMARY KEY(cpf)</text:span></text:p>
      <text:p text:style-name="P1"><text:span text:style-name="T3"><text:tab/>);</text:span></text:p>
      <text:p text:style-name="P1"><text:span text:style-name="T4"/></text:p>
      <text:p text:style-name="P1"><text:span text:style-name="T5">Criando a relação Funcionario</text:span></text:p>
      <text:p text:style-name="P1"><text:span text:style-name="T5"><text:tab/>CREATE TABLE Funcionario(</text:span></text:p>
      <text:p text:style-name="P1"><text:span text:style-name="T5"><text:tab/>cpfPessoa VARCHAR(20),</text:span></text:p>
      <text:p text:style-name="P1"><text:span text:style-name="T5"><text:tab/>cargo VARCHAR(20) NOT NULL,</text:span></text:p>
      <text:p text:style-name="P1"><text:span text:style-name="T5"><text:tab/>dataAdmissao DATE NOT NULL,</text:span></text:p>
      <text:p text:style-name="P1"><text:span text:style-name="T5"><text:tab/>salario REAL NOT NULL,</text:span></text:p>
      <text:p text:style-name="P1"><text:span text:style-name="T5"><text:tab/>rua VARCHAR(100) NOT NULL,</text:span></text:p>
      <text:p text:style-name="P1"><text:span text:style-name="T5"><text:tab/>bairro VARCHAR(100) NOT NULL,</text:span></text:p>
      <text:p text:style-name="P1"><text:span text:style-name="T5"><text:tab/>cidade VARCHAR(100) NOT NULL,</text:span></text:p>
      <text:p text:style-name="P1"><text:span text:style-name="T5"><text:tab/>status VARCHAR(20) NOT NULL,</text:span></text:p>
      <text:p text:style-name="P1"><text:span text:style-name="T5"><text:tab/>CONSTRAINT SalarioPositivo CHECK(salario&gt;0),</text:span></text:p>
      <text:p text:style-name="P1"><text:span text:style-name="T5"><text:tab/>CONSTRAINT PKFuncionario PRIMARY KEY (cpfPessoa),</text:span></text:p>
      <text:p text:style-name="P1"><text:span text:style-name="T5"><text:tab/>CONSTRAINT FKFuncionario FOREIGN KEY(cpfPessoa) REFERENCES Pessoa(CPF)</text:span></text:p>
      <text:p text:style-name="P1"><text:span text:style-name="T5"><text:tab/>);</text:span></text:p>
      <text:p text:style-name="P1"><text:span text:style-name="T6"/></text:p>
      <text:p text:style-name="P1"><text:span text:style-name="T7">Criando a relação Cliente</text:span></text:p>
      <text:p text:style-name="P1"><text:span text:style-name="T7"><text:tab/>CREATE TABLE Cliente(</text:span></text:p>
      <text:p text:style-name="P1"><text:span text:style-name="T7"><text:tab/>CPFPessoa VARCHAR(20),</text:span></text:p>
      <text:p text:style-name="P1"><text:span text:style-name="T7"><text:tab/>Email VARCHAR(100) NOT NULL UNIQUE,</text:span></text:p>
      <text:p text:style-name="P1"><text:span text:style-name="T7"><text:tab/>CONSTRAINT PKCliente PRIMARY KEY(CPFPessoa),</text:span></text:p>
      <text:p text:style-name="P1"><text:span text:style-name="T7"><text:tab/>CONSTRAINT FKCliente FOREIGN KEY(CPFPessoa) REFERENCES Pessoa(CPF)</text:span></text:p>
      <text:p text:style-name="P1"><text:span text:style-name="T7"><text:tab/>);</text:span></text:p>
      <text:p text:style-name="P1"><text:span text:style-name="T8"/></text:p>
      <text:p text:style-name="P1"><text:span text:style-name="T9">Criando a relação Despesa</text:span></text:p>
      <text:p text:style-name="P1"><text:span text:style-name="T9"><text:tab/>CREATE TABLE Despesa(</text:span></text:p>
      <text:p text:style-name="P1"><text:span text:style-name="T9"><text:tab/>CodDespesa SERIAL,</text:span></text:p>
      <text:p text:style-name="P1"><text:span text:style-name="T9"><text:tab/>Valor REAL NOT NULL,</text:span></text:p>
      <text:p text:style-name="P1"><text:span text:style-name="T9"><text:tab/>Data DATE NOT NULL,</text:span></text:p>
      <text:p text:style-name="P1"><text:span text:style-name="T9"><text:tab/>CONSTRAINT PKDespesa PRIMARY KEY(CodDespesa),</text:span></text:p>
      <text:p text:style-name="P1"><text:span text:style-name="T9"><text:tab/>CONSTRAINT DespPositiva CHECK(Valor&gt;0)</text:span></text:p>
      <text:p text:style-name="P1"><text:span text:style-name="T9"><text:tab/>);</text:span></text:p>
      <text:p text:style-name="P1"><text:span text:style-name="T10"/></text:p>
      <text:p text:style-name="P1"><text:span text:style-name="T11">Criando a relação Pagamento</text:span></text:p>
      <text:p text:style-name="P1"><text:span text:style-name="T11"><text:tab/>CREATE TABLE Pagamento(</text:span></text:p>
      <text:p text:style-name="P1"><text:span text:style-name="T11"><text:tab/>CodPagamento SERIAL,</text:span></text:p>
      <text:p text:style-name="P1"><text:span text:style-name="T11"><text:tab/>Valor REAL NOT NULL,</text:span></text:p>
      <text:p text:style-name="P1"><text:span text:style-name="T11"><text:tab/>Data DATE NOT NULL,</text:span></text:p>
      <text:p text:style-name="P1"><text:span text:style-name="T11"><text:tab/>Funcionario VARCHAR(20) NOT NULL,</text:span></text:p>
      <text:p text:style-name="P1"><text:span text:style-name="T11"><text:tab/>Hora TIMESTAMP NOT NULL,</text:span></text:p>
      <text:p text:style-name="P1"><text:span text:style-name="T11"><text:tab/>CodDespesa INT NOT NULL,</text:span></text:p>
      <text:p text:style-name="P1"><text:span text:style-name="T11"><text:tab/>CONSTRAINT PKPagamento PRIMARY KEY(CodPagamento),</text:span></text:p>
      <text:p text:style-name="P1"><text:span text:style-name="T11"><text:tab/>CONSTRAINT FK1Pagamento FOREIGN KEY(CodDespesa) REFERENCES <text:tab/>Despesa(CodDespesa),</text:span></text:p>
      <text:p text:style-name="P1"><text:span text:style-name="T11"><text:tab/>CONSTRAINT FK2Pagamento FOREIGN KEY(Funcionario) REFERENCES <text:tab/>Funcionario(CPFPessoa),</text:span></text:p>
      <text:p text:style-name="P1"><text:span text:style-name="T11"><text:tab/>CONSTRAINT ValPositivo CHECK(Valor&gt;0)</text:span></text:p>
      <text:p text:style-name="P1"><text:span text:style-name="T11"><text:tab/>);</text:span></text:p>
      <text:p text:style-name="P1"><text:span text:style-name="T12"/></text:p>
      <text:p text:style-name="P1"><text:span text:style-name="T13">Criando a relação Fornecedor</text:span></text:p>
      <text:p text:style-name="P1"><text:span text:style-name="T13"><text:tab/>CREATE TABLE Fornecedor(</text:span></text:p>
      <text:p text:style-name="P1"><text:span text:style-name="T13"><text:tab/>CNPJ VARCHAR(20),</text:span></text:p>
      <text:p text:style-name="P1"><text:span text:style-name="T13"><text:tab/>Nome VARCHAR(100) NOT NULL,</text:span></text:p>
      <text:p text:style-name="P1"><text:span text:style-name="T13"><text:tab/>Telefone VARCHAR(20) NOT NULL,</text:span></text:p>
      <text:p text:style-name="P1"><text:span text:style-name="T13"><text:tab/>Cidade VARCHAR(50) NOT NULL,</text:span></text:p>
      <text:p text:style-name="P1"><text:span text:style-name="T13"><text:tab/>Rua VARCHAR(100) NOT NULL,</text:span></text:p>
      <text:p text:style-name="P1"><text:span text:style-name="T13"><text:tab/>Bairro VARCHAR(100) NOT NULL,</text:span></text:p>
      <text:p text:style-name="P1"><text:span text:style-name="T13"><text:tab/>CONSTRAINT PKFornecedor PRIMARY KEY(CNPJ)</text:span></text:p>
      <text:p text:style-name="P1"><text:span text:style-name="T13"><text:tab/>);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5">Criando a relação Compra</text:span></text:p>
      <text:p text:style-name="P1"><text:span text:style-name="T15"><text:tab/>CREATE TABLE Compra(</text:span></text:p>
      <text:p text:style-name="P1"><text:span text:style-name="T15"><text:tab/>CodCompra SERIAL,</text:span></text:p>
      <text:p text:style-name="P1"><text:span text:style-name="T15"><text:tab/>Valor REAL NOT NULL,</text:span></text:p>
      <text:p text:style-name="P1"><text:span text:style-name="T15"><text:tab/>Quantidade INT NOT NULL,</text:span></text:p>
      <text:p text:style-name="P1"><text:span text:style-name="T15"><text:tab/>Data DATE NOT NULL,</text:span></text:p>
      <text:p text:style-name="P1"><text:span text:style-name="T15"><text:tab/>Fornecedor VARCHAR(20) NOT NULL,</text:span></text:p>
      <text:p text:style-name="P1"><text:span text:style-name="T15"><text:tab/>Hora TIMESTAMP NOT NULL,</text:span></text:p>
      <text:p text:style-name="P1"><text:span text:style-name="T15"><text:tab/>CodDespesa INT NOT NULL,</text:span></text:p>
      <text:p text:style-name="P1"><text:span text:style-name="T15"><text:tab/>CONSTRAINT PKCompra PRIMARY KEY<text:s text:c="2"/>(CodCompra),</text:span></text:p>
      <text:p text:style-name="P1"><text:span text:style-name="T15"><text:tab/>CONSTRAINT FK1Compra FOREIGN KEY(Fornecedor) REFERENCES <text:tab/>Fornecedor(CNPJ),</text:span></text:p>
      <text:p text:style-name="P1"><text:span text:style-name="T15"><text:tab/>CONSTRAINT FK2Compra FOREIGN KEY(CodDespesa) REFERENCES <text:tab/>Despesa(CodDespesa),</text:span></text:p>
      <text:p text:style-name="P1"><text:span text:style-name="T15"><text:tab/>CONSTRAINT CompraPositiva CHECK(Valor&gt;0)</text:span></text:p>
      <text:p text:style-name="P1"><text:span text:style-name="T15"><text:tab/>);</text:span></text:p>
      <text:p text:style-name="P1"><text:span text:style-name="T16"/></text:p>
      <text:p text:style-name="P1"><text:span text:style-name="T17">Criando a relação Produto</text:span></text:p>
      <text:p text:style-name="P1"><text:span text:style-name="T17"><text:tab/>CREATE TABLE Produto(</text:span></text:p>
      <text:p text:style-name="P1"><text:span text:style-name="T17"><text:tab/>Codigo SERIAL,</text:span></text:p>
      <text:p text:style-name="P1"><text:span text:style-name="T17"><text:tab/>Tamanho VARCHAR(2) NOT NULL,</text:span></text:p>
      <text:p text:style-name="P1"><text:span text:style-name="T17"><text:tab/>Status VARCHAR(12) NOT NULL,</text:span></text:p>
      <text:p text:style-name="P1"><text:span text:style-name="T17"><text:tab/>Nome VARCHAR(20) NOT NULL,</text:span></text:p>
      <text:p text:style-name="P1"><text:span text:style-name="T17"><text:tab/>Preço REAL NOT NULL,</text:span></text:p>
      <text:p text:style-name="P1"><text:span text:style-name="T17"><text:tab/>CONSTRAINT PKProduto PRIMARY KEY (Codigo),</text:span></text:p>
      <text:p text:style-name="P1"><text:span text:style-name="T17"><text:tab/>CONSTRAINT PrecoPositivo CHECK(Preço&gt;0)</text:span></text:p>
      <text:p text:style-name="P1"><text:span text:style-name="T17"><text:tab/>);</text:span></text:p>
      <text:p text:style-name="P1"><text:span text:style-name="T18"/></text:p>
      <text:p text:style-name="P1"><text:span text:style-name="T19">Criando a relação CompraProduto</text:span></text:p>
      <text:p text:style-name="P1"><text:span text:style-name="T19"><text:tab/>CREATE TABLE CompraProduto(</text:span></text:p>
      <text:p text:style-name="P1"><text:span text:style-name="T19"><text:tab/>CodProduto INT,</text:span></text:p>
      <text:p text:style-name="P1"><text:span text:style-name="T19"><text:tab/>CodCompra INT,</text:span></text:p>
      <text:p text:style-name="P1"><text:span text:style-name="T19"><text:tab/>CONSTRAINT PKCompraProduto PRIMARY KEY(CodProduto, CodCompra),</text:span></text:p>
      <text:p text:style-name="P1"><text:span text:style-name="T19"><text:tab/>CONSTRAINT FK1CompraProduto FOREIGN KEY(CodProduto) REFERENCES <text:tab/>Produto(Codigo),</text:span></text:p>
      <text:p text:style-name="P1"><text:span text:style-name="T19"><text:tab/>CONSTRAINT FK2CompraProduto FOREIGN KEY(CodCompra) REFERENCES <text:tab/>Compra(CodCompra)</text:span></text:p>
      <text:p text:style-name="P1"><text:span text:style-name="T19"><text:tab/>);</text:span></text:p>
      <text:p text:style-name="P1"><text:span text:style-name="T20"/></text:p>
      <text:p text:style-name="P1"><text:span text:style-name="T20"/></text:p>
      <text:p text:style-name="P1"><text:span text:style-name="T21">Criando a relação Venda</text:span></text:p>
      <text:p text:style-name="P1"><text:span text:style-name="T21"><text:tab/>CREATE TABLE Venda(</text:span></text:p>
      <text:p text:style-name="P1"><text:span text:style-name="T21"><text:tab/>CodVenda SERIAL,</text:span></text:p>
      <text:p text:style-name="P1"><text:span text:style-name="T21"><text:tab/>Data DATE NOT NULL,</text:span></text:p>
      <text:p text:style-name="P1"><text:span text:style-name="T21"><text:tab/>Hora TIMESTAMP NOT NULL,</text:span></text:p>
      <text:p text:style-name="P1"><text:span text:style-name="T21"><text:tab/>Total REAL NOT NULL,</text:span></text:p>
      <text:p text:style-name="P1"><text:span text:style-name="T21"><text:tab/>Funcionario VARCHAR(20) NOT NULL,</text:span></text:p>
      <text:p text:style-name="P1"><text:span text:style-name="T21"><text:tab/>Cliente VARCHAR(20) NOT NULL,</text:span></text:p>
      <text:p text:style-name="P1"><text:span text:style-name="T21"><text:tab/>CONSTRAINT PKVenda PRIMARY KEY(CodVenda),</text:span></text:p>
      <text:p text:style-name="P1"><text:span text:style-name="T21"><text:tab/>CONSTRAINT FKVenda1 FOREIGN KEY(Funcionario) REFERENCES <text:tab/>Funcionario(CPFPessoa),</text:span></text:p>
      <text:p text:style-name="P1"><text:span text:style-name="T21"><text:tab/>CONSTRAINT FKVenda2 FOREIGN KEY(Cliente) REFERENCES <text:tab/>Cliente(CPFPessoa)</text:span></text:p>
      <text:p text:style-name="P1"><text:span text:style-name="T21"><text:tab/>);</text:span></text:p>
      <text:p text:style-name="P1"><text:span text:style-name="T22"/></text:p>
      <text:p text:style-name="P1"><text:span text:style-name="T23">Criando a relação VendaProduto</text:span></text:p>
      <text:p text:style-name="P1"><text:span text:style-name="T23"><text:tab/>CREATE TABLE VendaProduto(</text:span></text:p>
      <text:p text:style-name="P1"><text:span text:style-name="T23"><text:tab/>CodProduto INT,</text:span></text:p>
      <text:p text:style-name="P1"><text:span text:style-name="T23"><text:tab/>CodVenda INT,</text:span></text:p>
      <text:p text:style-name="P1"><text:span text:style-name="T23"><text:tab/>Quantidade INT NOT NULL,</text:span></text:p>
      <text:p text:style-name="P1"><text:span text:style-name="T23"><text:tab/>PrecoUnitario REAL NOT NULL,</text:span></text:p>
      <text:p text:style-name="P1"><text:span text:style-name="T23"><text:tab/>CONSTRAINT PKVendaProduto PRIMARY KEY(CodProduto, CodVenda),</text:span></text:p>
      <text:p text:style-name="P1"><text:span text:style-name="T23"><text:tab/>CONSTRAINT FK1VendaProduto FOREIGN KEY(CodProduto) REFERENCES <text:tab/>Produto(Codigo),</text:span></text:p>
      <text:p text:style-name="P1"><text:span text:style-name="T23"><text:tab/>CONSTRAINT FK2VendaProduto FOREIGN KEY(CodVenda) REFERENCES <text:tab/>Venda(CodVenda)</text:span></text:p>
      <text:p text:style-name="P1"><text:span text:style-name="T23"><text:tab/>);</text:span></text:p>
      <text:p text:style-name="P1"><text:span text:style-name="T24"/></text:p>
      <text:p text:style-name="P1"><text:span text:style-name="T24"/></text:p>
      <text:p text:style-name="P1"><text:span text:style-name="T25">Criando a relação VendaProduto</text:span></text:p>
      <text:p text:style-name="P1"><text:span text:style-name="T25"><text:tab/>CREATE TABLE Produto(</text:span></text:p>
      <text:p text:style-name="P1"><text:span text:style-name="T25"><text:tab/>CodProduto INT,</text:span></text:p>
      <text:p text:style-name="P1"><text:span text:style-name="T25"><text:tab/>CodVenda INT,</text:span></text:p>
      <text:p text:style-name="P1"><text:span text:style-name="T25"><text:tab/>Quantidade INT NOT NULL,</text:span></text:p>
      <text:p text:style-name="P1"><text:span text:style-name="T25"><text:tab/>PrecoUnitario REAL NOT NULL,</text:span></text:p>
      <text:p text:style-name="P1"><text:span text:style-name="T25"><text:tab/>CONSTRAINT PKVendaProduto PRIMARY KEY (CodProduto, CodVenda),</text:span></text:p>
      <text:p text:style-name="P1"><text:span text:style-name="T25"><text:tab/>CONSTRAINT FK1VendaProduto FOREIGN KEY(CodProduto) REFERENCES <text:tab/>Produto(Codigo),</text:span></text:p>
      <text:p text:style-name="P1"><text:span text:style-name="T25"><text:tab/>CONSTRAINT FK2VendaProduto FOREIGN KEY(CodVenda) REFERENCES <text:tab/>Venda(CodVenda)</text:span></text:p>
      <text:p text:style-name="P1"><text:span text:style-name="T25"><text:tab/>);</text:span></text:p>
      <text:p text:style-name="P1"><text:span text:style-name="T26"/></text:p>
      <text:p text:style-name="P1"><text:span text:style-name="T27">Criando a relação Entrada</text:span></text:p>
      <text:p text:style-name="P1"><text:span text:style-name="T27"><text:tab/>CREATE TABLE Entrada(</text:span></text:p>
      <text:p text:style-name="P1"><text:span text:style-name="T27"><text:tab/>CodEntrada SERIAL,</text:span></text:p>
      <text:p text:style-name="P1"><text:span text:style-name="T27"><text:tab/>CodVenda INT NOT NULL,</text:span></text:p>
      <text:p text:style-name="P1"><text:span text:style-name="T27"><text:tab/>Valor REAL NOT NULL,</text:span></text:p>
      <text:p text:style-name="P1"><text:span text:style-name="T27"><text:tab/>Data DATE NOT NULL,</text:span></text:p>
      <text:p text:style-name="P1"><text:span text:style-name="T27"><text:tab/>CONSTRAINT PKEntrada PRIMARY KEY (CodEntrada),</text:span></text:p>
      <text:p text:style-name="P1"><text:span text:style-name="T27"><text:tab/>FOREIGN KEY(CodVenda) REFERENCES Venda(CodVenda),</text:span></text:p>
      <text:p text:style-name="P1"><text:span text:style-name="T27"><text:tab/>CONSTRAINT EntradaPositiva CHECK(Valor&gt;0)</text:span></text:p>
      <text:p text:style-name="P1"><text:span text:style-name="T27"><text:tab/>);</text:span></text:p>
      <text:p text:style-name="P1"><text:span text:style-name="T28"/></text:p>
      <text:p text:style-name="P1"><text:span text:style-name="T29">Criando a relação CartaoCredito</text:span></text:p>
      <text:p text:style-name="P1"><text:span text:style-name="T29"><text:tab/>CREATE TABLE CartaoCredito(</text:span></text:p>
      <text:p text:style-name="P1"><text:span text:style-name="T29"><text:tab/>Numero INT,</text:span></text:p>
      <text:p text:style-name="P1"><text:span text:style-name="T29"><text:tab/>Bandeira INT NOT NULL,</text:span></text:p>
      <text:p text:style-name="P1"><text:span text:style-name="T29"><text:tab/>CONSTRAINT PKCartaoCredito PRIMARY KEY(Numero)</text:span></text:p>
      <text:p text:style-name="P1"><text:span text:style-name="T29"><text:tab/>);</text:span></text:p>
      <text:p text:style-name="P1"><text:span text:style-name="T30"/></text:p>
      <text:p text:style-name="P1"><text:span text:style-name="T31">Criando a relação VendaCartao</text:span></text:p>
      <text:p text:style-name="P1"><text:span text:style-name="T31"><text:tab/>CREATE TABLE VendaCartao(</text:span></text:p>
      <text:p text:style-name="P1"><text:span text:style-name="T31"><text:tab/>NumCartao INT,</text:span></text:p>
      <text:p text:style-name="P1"><text:span text:style-name="T31"><text:tab/>CodVenda INT NOT NULL,</text:span></text:p>
      <text:p text:style-name="P1"><text:span text:style-name="T31"><text:tab/>NumParcelas INT NOT NULL,</text:span></text:p>
      <text:p text:style-name="P1"><text:span text:style-name="T31"><text:tab/>CONSTRAINT PKVendaCartao PRIMARY KEY(NumCartao),</text:span></text:p>
      <text:p text:style-name="P1"><text:span text:style-name="T31"><text:tab/>CONSTRAINT FKVendaCartao1 FOREIGN KEY(NumCartao) REFERENCES <text:tab/>CartaoCredito(Numero),</text:span></text:p>
      <text:p text:style-name="P1"><text:span text:style-name="T31"><text:tab/>CONSTRAINT FKVendaCartao2 FOREIGN KEY(CodVenda) REFERENCES <text:tab/>Venda(CodVenda)</text:span></text:p>
      <text:p text:style-name="P1"><text:span text:style-name="T31"><text:tab/>);</text:span></text:p>
      <text:p text:style-name="P1"><text:span text:style-name="T32"/></text:p>
      <text:p text:style-name="P1"><text:span text:style-name="T32"/></text:p>
      <text:p text:style-name="P1"><text:span text:style-name="T33">Povoando a relação Pessoa</text:span></text:p>
      <text:p text:style-name="P1"><text:span text:style-name="T33">INSERT INTO Pessoa VALUES(‘154.288.064-51’, ‘Teofanes Ferreira’,’99123456)’;</text:span></text:p>
      <text:p text:style-name="P1"><text:span text:style-name="T33">INSERT INTO Pessoa VALUES(‘358.947.104-21’, ‘Milena Carvalho’,’98752374’;</text:span></text:p>
      <text:p text:style-name="P1"><text:span text:style-name="T33">INSERT INTO Pessoa VALUES(‘354.514.294-99’, ‘Manoel de Sousa’,’93098725)’;</text:span></text:p>
      <text:p text:style-name="P1"><text:span text:style-name="T33">INSERT INTO Pessoa VALUES(‘734.042.214-51’, ‘Amanda Ferreira’,’93827460)’;</text:span></text:p>
      <text:p text:style-name="P1"><text:span text:style-name="T33">INSERT INTO Pessoa VALUES(‘559.629.914-60’, ‘Maria das Graças’,’99097162)’;</text:span></text:p>
      <text:p text:style-name="P1"><text:span text:style-name="T33">INSERT INTO Pessoa VALUES(‘695.997.444-54’, ‘Antonia Lins’,’98152674)’;</text:span></text:p>
      <text:p text:style-name="P1"><text:span text:style-name="T33">INSERT INTO Pessoa VALUES(‘690.418.134-62’, ‘Eduardo Martins’,’99523850)’;</text:span></text:p>
      <text:p text:style-name="P1"><text:span text:style-name="T33">INSERT INTO Pessoa VALUES(‘846.101.944-06’, ‘Ana Isabel dos Santos’,’99825556)’;</text:span></text:p>
      <text:p text:style-name="P1"><text:span text:style-name="T33">INSERT INTO Pessoa VALUES(‘146.287.484-38’, ‘Junior da Silva’,’99123499)’;</text:span></text:p>
      <text:p text:style-name="P1"><text:span text:style-name="T33">INSERT INTO Pessoa VALUES(‘819.174.014-18’, ‘Ricardo Costa’,’99553400)’;</text:span></text:p>
      <text:p text:style-name="P1"><text:span text:style-name="T34"/></text:p>
      <text:p text:style-name="P1"><text:span text:style-name="T35">Povoando a relação Funcionario</text:span></text:p>
      <text:p text:style-name="P1"><text:span text:style-name="T35">INSERT INTO Funcionario VALUES(‘846.101.944-06’,’Caixa’,’2017-11-10’, 954.00, ’Efetivo’,’JD Oasis’,’Jose Lira de Menezes’,’Cajazeiras’);</text:span></text:p>
      <text:p text:style-name="P1"><text:span text:style-name="T35">INSERT INTO Funcionario VALUES(‘146.287.484-38’, ‘Vendedor’, ’2017-07-05’, 1050.00, ’Efetivo’, ’Centro’, ’Bonifácio Moura’, ’Cajazeiras’);</text:span></text:p>
      <text:p text:style-name="P1"><text:span text:style-name="T35">INSERT INTO Funcionario VALUES(‘690.418.134-62’, ’Faxineiro’, ‘2017-12-01’, 954.00, ’Efetivo’, ’Centro’, ’13 de Maio’, ’Cajazeiras’);</text:span></text:p>
      <text:p text:style-name="P1"><text:span text:style-name="T35">INSERT INTO Funcionario VALUES(‘358.947.104-21’, ’Vendedor’, ‘2017-08-11’, 1200.50, ’Efetivo’, ’Centro’, ’Bonifácio Moura’, ’Cajazeiras’);</text:span></text:p>
      <text:p text:style-name="P1"><text:span text:style-name="T35">INSERT INTO Funcionario VALUES(‘559.629.914-60’, ’Marketing’, ‘2018-08-05’, 1500.50, ’Efetivo’, ’Centro’, ’Bonifácio Moura’, ’Cajazeiras’);</text:span></text:p>
      <text:p text:style-name="P1"><text:span text:style-name="T36"/></text:p>
      <text:p text:style-name="P1"><text:span text:style-name="T37">Povoando a relação Cliente</text:span></text:p>
      <text:p text:style-name="P1"><text:span text:style-name="T37">INSERT INTO Cliente VALUES(‘154.288.064-51’, ’</text:span><text:a xlink:href="mailto:teofanesferreira@hotmail.com"><text:span text:style-name="T39">teofanesferreira@hotmail.com</text:span></text:a><text:span text:style-name="T40">’);</text:span></text:p>
      <text:p text:style-name="P1"><text:span text:style-name="T40">INSERT INTO Cliente VALUES(‘354.514.294-99’, ’manoeldesousa</text:span><text:a xlink:href="mailto:teofanesferreira@hotmail.com"><text:span text:style-name="T42">@hotmail.com</text:span></text:a><text:span text:style-name="T43">’);</text:span></text:p>
      <text:p text:style-name="P1"><text:span text:style-name="T43">INSERT INTO Cliente VALUES(‘734.042.214-51’, ’amandaferrreira</text:span><text:a xlink:href="mailto:teofanesferreira@hotmail.com"><text:span text:style-name="T45">@hotmail.com</text:span></text:a><text:span text:style-name="T46">’);</text:span></text:p>
      <text:p text:style-name="P1"><text:span text:style-name="T46">INSERT INTO Cliente VALUES(‘695.997.444-54’, ’antonialins</text:span><text:a xlink:href="mailto:teofanesferreira@hotmail.com"><text:span text:style-name="T48">@hotmail.com</text:span></text:a><text:span text:style-name="T49">’);</text:span></text:p>
      <text:p text:style-name="P1"><text:span text:style-name="T49">INSERT INTO Cliente VALUES(‘819.174.014-18’, ’</text:span><text:a xlink:href="mailto:ricardo123@hotmail.com"><text:span text:style-name="T51">ricardo123@hotmail.com</text:span></text:a><text:span text:style-name="T52">’);</text:span></text:p>
      <text:p text:style-name="P1"><text:span text:style-name="T53"/></text:p>
      <text:p text:style-name="P1"><text:span text:style-name="T54">Povoando a relação Despesa</text:span></text:p>
      <text:p text:style-name="P1"><text:span text:style-name="T54">INSERT INTO Despesa VALUES(1, ‘954.00’, ‘2017-12-15’);</text:span></text:p>
      <text:p text:style-name="P1"><text:span text:style-name="T54">INSERT INTO Despesa VALUES(2, ‘1050.00’, ‘2017-08-15’);</text:span></text:p>
      <text:p text:style-name="P1"><text:span text:style-name="T54">INSERT INTO Despesa VALUES(3, ‘954.00’, ‘2018-01-15’);</text:span></text:p>
      <text:p text:style-name="P1"><text:span text:style-name="T54">INSERT INTO Despesa VALUES(4, ‘1200.50’, ‘2017-09-15’);</text:span></text:p>
      <text:p text:style-name="P1"><text:span text:style-name="T54">INSERT INTO Despesa VALUES(5, ‘1500.50’, ‘2018-08-15’);</text:span></text:p>
      <text:p text:style-name="P1"><text:span text:style-name="T54">INSERT INTO Despesa VALUES(6, ‘2500.00’, ‘2017-11-10’);</text:span></text:p>
      <text:p text:style-name="P1"><text:span text:style-name="T54">INSERT INTO Despesa VALUES(7, ‘1300.00’, ‘2017-12-10’);</text:span></text:p>
      <text:p text:style-name="P1"><text:span text:style-name="T54">INSERT INTO Despesa VALUES(8, ‘600.00’, ‘2017-11-09’);</text:span></text:p>
      <text:p text:style-name="P1"><text:span text:style-name="T54">INSERT INTO Despesa VALUES(9, ‘100.00’, ‘2018-01-10’);</text:span></text:p>
      <text:p text:style-name="P1"><text:span text:style-name="T54">INSERT INTO Despesa VALUES(10, ‘700.00’, ‘2018-03-10’);</text:span></text:p>
      <text:p text:style-name="P1"><text:span text:style-name="T55"/></text:p>
      <text:p text:style-name="P1"><text:span text:style-name="T56">Povoando a relação Pagamento</text:span></text:p>
      <text:p text:style-name="P1"><text:span text:style-name="T56">INSERT INTO Pagamento VALUES(1, ‘559.629.014-60’, ‘06:30:35’, 1);</text:span></text:p>
      <text:p text:style-name="P1"><text:span text:style-name="T56">INSERT INTO Pagamento VALUES(2, ‘358.947.104-21’, ‘12:30:00’, 2);</text:span></text:p>
      <text:p text:style-name="P1"><text:span text:style-name="T56">INSERT INTO Pagamento VALUES(3, ‘690.418.134-62’, ‘09:20:05’, 3);</text:span></text:p>
      <text:p text:style-name="P1"><text:span text:style-name="T56">INSERT INTO Pagamento VALUES(4, ‘146.287.484-38’, ‘17:30:00’, 4);</text:span></text:p>
      <text:p text:style-name="P1"><text:span text:style-name="T56">INSERT INTO Pagamento<text:s text:c="2"/>VALUES(5, ‘846.101.944-06’, ‘10:29:00, 5);</text:span></text:p>
      <text:p text:style-name="P1"><text:span text:style-name="T57"/></text:p>
      <text:p text:style-name="P1"><text:span text:style-name="T58">Povoando a relação Fornecedor</text:span></text:p>
      <text:p text:style-name="P1"><text:span text:style-name="T58">INSERT INTO Fornecedor VALUES(‘85.296.634/0001-96’, ’Megaduran’, ‘3561-4578’, ‘Sousa’, ‘Rua Vitória Alves da Silva’, ‘Centro’);</text:span></text:p>
      <text:p text:style-name="P1"><text:span text:style-name="T58">INSERT INTO Fornecedor VALUES(‘64.615.575/0001-00’, ’Indivíduo Clothing’, ‘3531-7788’, ‘Sousa’, ‘Rua Arquimedes Souto Maior’, ‘Fagundes Vieira’);</text:span></text:p>
      <text:p text:style-name="P1"><text:span text:style-name="T58">INSERT INTO Fornecedor VALUES(‘96.531.803/0001-41’, ’Gata Selvagem’, ‘3531-3456’, ‘Juazeiro’, ‘Rua Barbacena’, ‘Novo Centro’);</text:span></text:p>
      <text:p text:style-name="P1"><text:span text:style-name="T58">INSERT INTO Fornecedor VALUES(‘59.547.777/0001-13’, ’Geisandre Lingerie’, ‘3561-0978’, ‘João Pessoa’, ‘Rua Doutor João Soares’, ‘Loteamento Ciro Costa’);</text:span></text:p>
      <text:p text:style-name="P1"><text:span text:style-name="T58">INSERT INTO Fornecedor VALUES(‘74.263.193/0001-00’, ’Medson Clothing’, ‘3531-4554’, ‘João Pessoa’, ‘Popular Senhor Batista’, ‘Cidade Nova’);</text:span></text:p>
      <text:p text:style-name="P1"><text:span text:style-name="T58">INSERT INTO Fornecedor VALUES(‘51.795.917/0001-60’, ’Havair’, ‘3561-9976’, ‘’Cajazeiras’, ‘Martins Monteiro’, ‘Centro’);</text:span></text:p>
      <text:p text:style-name="P1"><text:span text:style-name="T59"/></text:p>
      <text:p text:style-name="P1"><text:span text:style-name="T59"/></text:p>
      <text:p text:style-name="P1"><text:span text:style-name="T60">Povoando a relação Compra</text:span></text:p>
      <text:p text:style-name="P1"><text:span text:style-name="T60">INSERT INTO Compra VALUES(1, ‘85.296.634/0001-96’, ‘08:50’, 6);</text:span></text:p>
      <text:p text:style-name="P1"><text:span text:style-name="T60">INSERT INTO Compra VALUES(2, ‘64.615.575/0001-00’, ‘09:45’, 7);</text:span></text:p>
      <text:p text:style-name="P1"><text:span text:style-name="T60">INSERT INTO Compra VALUES(3, ‘96.531.803/0001-41’, ‘11:20’, 8);</text:span></text:p>
      <text:p text:style-name="P1"><text:span text:style-name="T60">INSERT INTO Compra VALUES(4, ‘59.547.777/0001-13’, ‘08:23’, 9);</text:span></text:p>
      <text:p text:style-name="P1"><text:span text:style-name="T60">INSERT INTO Compra VALUES(5, ‘74.263.193/0001-00’, ‘10:34’, 10);</text:span></text:p>
      <text:p text:style-name="P1"><text:span text:style-name="T61"/></text:p>
      <text:p text:style-name="P1"><text:span text:style-name="T62">Povoando a relação Produto</text:span></text:p>
      <text:p text:style-name="P1"><text:span text:style-name="T62">INSERT INTO Produto VALUES(‘1001234’, ‘42’, ‘Disponível’, ‘Calça Skinny em Sarja’, ‘59.90’);</text:span></text:p>
      <text:p text:style-name="P1"><text:span text:style-name="T62">INSERT INTO Produto VALUES(‘1001235’, ‘M’, ‘Disponível’, ‘Camisa Branca Mullet’, ‘45.50’);</text:span></text:p>
      <text:p text:style-name="P1"><text:span text:style-name="T62">INSERT INTO Produto VALUES(‘1001236’, ‘GG’, ‘Indisponível’, ‘Camisa Estampada com Folhagem’, ‘38.90’);</text:span></text:p>
      <text:p text:style-name="P1"><text:span text:style-name="T62">INSERT INTO Produto VALUES(‘1001237’, ‘G’, ‘Disponível’, ‘Camisa Estampada com Amarração’, ‘55.90’);</text:span></text:p>
      <text:p text:style-name="P1"><text:span text:style-name="T62">INSERT INTO Produto VALUES(‘1001238’, ‘36’, ‘Disponível’, ‘Calça Mom Jeans’, ‘75.90’);</text:span></text:p>
      <text:p text:style-name="P1"><text:span text:style-name="T62">INSERT INTO Produto VALUES(‘1001239’, ‘Unico’, ‘Disponível’, ‘Jaqueta de Frio Xadrez’, ‘120.00’);</text:span></text:p>
      <text:p text:style-name="P1"><text:span text:style-name="T62">INSERT INTO Produto VALUES(‘1001240’, ‘P’, ‘Indisponível’, ‘Cropped Azul Marinho’, ‘35.50’);</text:span></text:p>
      <text:p text:style-name="P1"><text:span text:style-name="T62">INSERT INTO Produto VALUES(‘1001241’, ‘PP’, ‘Disponível’, ‘Vestido Curto Florido’, ‘65.00’);</text:span></text:p>
      <text:p text:style-name="P1"><text:span text:style-name="T62">INSERT INTO Produto VALUES(‘1001242’, ‘44’, ‘Disponível’, ‘Bermuda Jeans’, ‘70.50’);</text:span></text:p>
      <text:p text:style-name="P1"><text:span text:style-name="T62">INSERT INTO Produto VALUES(‘1001243’, ‘M’, ‘Disponível’, ‘Camisa Xadrez’, ‘69.90’);</text:span></text:p>
      <text:p text:style-name="P1"><text:span text:style-name="T62">INSERT INTO Produto VALUES(‘1001244’, ‘G’, ‘Indisponível’, ‘Camisa The Smiths’, ‘45.50’);</text:span></text:p>
      <text:p text:style-name="P1"><text:span text:style-name="T62">INSERT INTO Produto VALUES(‘1001245’, ‘P’, ‘Disponível’, ‘Saia Longa Branca’, ‘60.80’);</text:span></text:p>
      <text:p text:style-name="P1"><text:span text:style-name="T62">INSERT INTO Produto VALUES(‘1001246’, ‘PP’, ‘Disponível’, ‘Camisa Gola V’, ‘60.00’);</text:span></text:p>
      <text:p text:style-name="P1"><text:span text:style-name="T62">INSERT INTO Produto VALUES(‘1001247’, ‘M’, ‘Disponível’, ‘Bomber Jacket Nasa’, ‘200.00’);</text:span></text:p>
      <text:p text:style-name="P1"><text:span text:style-name="T62">INSERT INTO Produto VALUES(‘1001248’, ‘GG’, ‘Disponível’, ‘Saia Colegial’, ‘60.00’);</text:span></text:p>
      <text:p text:style-name="P1"><text:span text:style-name="T62">INSERT INTO Produto VALUES(‘1001249’, ‘Unico’, ‘Disponível’, ‘Bikini Listrado’, ‘59.90’);</text:span></text:p>
      <text:p text:style-name="P1"><text:span text:style-name="T62">INSERT INTO Produto VALUES(‘1001250’, ‘M’, ‘Disponível’, ‘Blusão Estampado’, ‘80.00’);</text:span></text:p>
      <text:p text:style-name="P1"><text:span text:style-name="T62">INSERT INTO Produto VALUES(‘1001251’, ‘PP’, ‘Disponível’, ‘Camisa Social Preta’, ‘100.00’);</text:span></text:p>
      <text:p text:style-name="P1"><text:span text:style-name="T62">INSERT INTO Produto VALUES(‘1001252’, ‘M’, ‘Disponível’, ‘Vestido Longo Preto’, ‘200.00’);</text:span></text:p>
      <text:p text:style-name="P1"><text:span text:style-name="T62">INSERT INTO Produto VALUES(‘1001253’, ‘36’, ‘Disponível’, ‘Short Cintura Alta’, ‘70.60’);</text:span></text:p>
      <text:p text:style-name="P1"><text:span text:style-name="T63"/></text:p>
      <text:p text:style-name="P1"><text:span text:style-name="T63"/></text:p>
      <text:p text:style-name="P1"><text:span text:style-name="T64">Povoando a relação CompraProduto</text:span></text:p>
      <text:p text:style-name="P1"><text:span text:style-name="T64">INSERT INTO CompraProduto VALUES(‘1001253’, 1, ‘45’, 55.00);</text:span></text:p>
      <text:p text:style-name="P1"><text:span text:style-name="T64">INSERT INTO CompraProduto VALUES(‘1001252’, 2, ‘20’, 170.00);</text:span></text:p>
      <text:p text:style-name="P1"><text:span text:style-name="T64">INSERT INTO CompraProduto VALUES(‘1001251’, 3, ‘30’, 80.00);</text:span></text:p>
      <text:p text:style-name="P1"><text:span text:style-name="T64">INSERT INTO CompraProduto VALUES(‘1001250’, 4, ‘12’, 60.00);</text:span></text:p>
      <text:p text:style-name="P1"><text:span text:style-name="T64">INSERT INTO CompraProduto VALUES(‘1001249’, 5, ‘40’, 40.00);</text:span></text:p>
      <text:p text:style-name="P1"><text:span text:style-name="T65"/></text:p>
      <text:p text:style-name="P1"><text:span text:style-name="T65"/></text:p>
      <text:p text:style-name="P1"><text:span text:style-name="T66">Povoando a relação Venda</text:span></text:p>
      <text:p text:style-name="P1"><text:span text:style-name="T66">INSERT INTO Venda VALUES(‘33’, ‘11:09:00’, ‘146.287.484-38’, ‘154.288.064-51’, ‘12’);</text:span></text:p>
      <text:p text:style-name="P1"><text:span text:style-name="T66">INSERT INTO Venda VALUES(‘34’, ‘09:34:55’, ‘146.287.484-38’, ‘354.514.294-99’, ‘13’);</text:span></text:p>
      <text:p text:style-name="P1"><text:span text:style-name="T66">INSERT INTO Venda VALUES(‘35’, ‘08:23:40’, ‘146.287.484-38’, ‘734.042.214-51’, ‘14’);</text:span></text:p>
      <text:p text:style-name="P1"><text:span text:style-name="T66">INSERT INTO Venda VALUES(‘36’, ‘15:02:22’, ‘146.287.484-38’, ‘695.997.444-54’, ‘15’);</text:span></text:p>
      <text:p text:style-name="P1"><text:span text:style-name="T66">INSERT INTO Venda VALUES(‘37’, ‘17:20:00’, ‘358.947.104-21’, ‘695.997.444-54’, ‘16’);</text:span></text:p>
      <text:p text:style-name="P1"><text:span text:style-name="T66">INSERT INTO Venda VALUES(‘38’, ‘08:10:12’, ‘358.947.104-21’, ‘819.174.014-18’, ‘17’);</text:span></text:p>
      <text:p text:style-name="P1"><text:span text:style-name="T67"/></text:p>
      <text:p text:style-name="P1"><text:span text:style-name="T68">Povoando a relação VendaProduto</text:span></text:p>
      <text:p text:style-name="P1"><text:span text:style-name="T68">INSERT INTO VendaProduto VALUES(‘1001253’, ‘33’, ‘1’, ‘70.60’);</text:span></text:p>
      <text:p text:style-name="P1"><text:span text:style-name="T68">INSERT INTO VendaProduto VALUES(‘1001252’, ‘33’, ‘1’, ‘200.00’);</text:span></text:p>
      <text:p text:style-name="P1"><text:span text:style-name="T68">INSERT INTO VendaProduto VALUES(‘1001251’, ‘34’, ‘1’, ‘100.00’);</text:span></text:p>
      <text:p text:style-name="P1"><text:span text:style-name="T68">INSERT INTO VendaProduto VALUES(‘1001250’, ‘34’, ‘1’, ‘80.00’);</text:span></text:p>
      <text:p text:style-name="P1"><text:span text:style-name="T68">INSERT INTO VendaProduto VALUES(‘1001249’, ‘33’, ‘1’, ‘59.90’);</text:span></text:p>
      <text:p text:style-name="P1"><text:span text:style-name="T69"/></text:p>
      <text:p text:style-name="P1"><text:span text:style-name="T70">Povoando a relação Entrada</text:span></text:p>
      <text:p text:style-name="P1"><text:span text:style-name="T70">INSERT INTO Entrada VALUES(‘12’, ‘270.60’, ‘2018-08-11’);</text:span></text:p>
      <text:p text:style-name="P1"><text:span text:style-name="T70">INSERT INTO Entrada VALUES(‘13’, ‘180.00’, ‘2018-08-13’);</text:span></text:p>
      <text:p text:style-name="P1"><text:span text:style-name="T70">INSERT INTO Entrada VALUES(‘14’, ‘59.90’, ‘2018-08-15’);</text:span></text:p>
      <text:p text:style-name="P1"><text:span text:style-name="T70">INSERT INTO Entrada VALUES(‘15’, ‘260.00’, ‘2018-08-20’);</text:span></text:p>
      <text:p text:style-name="P1"><text:span text:style-name="T70">INSERT INTO Entrada VALUES(‘16’, ‘60.00’, ‘2018-09-01’);</text:span></text:p>
      <text:p text:style-name="P1"><text:span text:style-name="T70">INSERT INTO Entrada VALUES(‘17’, ‘60.80’, ‘2018-09-02’);</text:span></text:p>
      <text:p text:style-name="P1"><text:span text:style-name="T71"/></text:p>
      <text:p text:style-name="P1"><text:span text:style-name="T72">Povoando a relação CartaoCredito</text:span></text:p>
      <text:p text:style-name="P1"><text:span text:style-name="T72">INSERT INTO CartaoCredito VALUES(‘5530330246021173’,’Master Card’);</text:span></text:p>
      <text:p text:style-name="P1"><text:span text:style-name="T72">INSERT INTO CartaoCredito VALUES(‘4312092068980640’, ‘Visa’);</text:span></text:p>
      <text:p text:style-name="P1"><text:span text:style-name="T72">INSERT INTO CartaoCredito VALUES(‘6363686632535781’, ‘Elo’);</text:span></text:p>
      <text:p text:style-name="P1"><text:span text:style-name="T72">INSERT INTO CartaoCredito VALUES(‘5518757232660489’, ‘Master Card’);</text:span></text:p>
      <text:p text:style-name="P1"><text:span text:style-name="T72">INSERT INTO CartaoCredito VALUES(‘4532399086941049’, ‘Visa’);</text:span></text:p>
      <text:p text:style-name="P1"><text:span text:style-name="T73"/></text:p>
      <text:p text:style-name="P1"><text:span text:style-name="T74">Povoando a relação VendaCartao</text:span></text:p>
      <text:p text:style-name="P1"><text:span text:style-name="T74">INSERT INTO VendaCartao VALUES(‘5530330246021173’, ‘33’, ‘3’);</text:span></text:p>
      <text:p text:style-name="P1"><text:span text:style-name="T74">INSERT INTO VendaCartao VALUES(‘4312092068980640’, ‘34’, ‘2’);</text:span></text:p>
      <text:p text:style-name="P1"><text:span text:style-name="T74">INSERT INTO VendaCartao VALUES(‘6363686632535781’, ‘35’, ‘2’);</text:span></text:p>
      <text:p text:style-name="P1"><text:span text:style-name="T74">INSERT INTO VendaCartao VALUES(‘5518757232660489’, ‘36’, ‘2’);</text:span></text:p>
      <text:p text:style-name="P1"><text:span text:style-name="T74">INSERT INTO VendaCartao VALUES(‘4532399086941049’, ‘37’, ‘2’);</text:span></text:p>
      <text:p text:style-name="P1"><text:span text:style-name="T75"/></text:p>
      <text:p text:style-name="P1"><text:span text:style-name="T76">Criando índices</text:span></text:p>
      <text:p text:style-name="P1"><text:span text:style-name="T77"/></text:p>
      <text:p text:style-name="P1"><text:span text:style-name="T78">CREATE INDEX cpfindice ON Pessoa(CPF);</text:span></text:p>
      <text:p text:style-name="P1"><text:span text:style-name="T78">CREATE INDEX cpfFuncionarioIndice ON Funcionario(CPFPessoa);</text:span></text:p>
      <text:p text:style-name="P1"><text:span text:style-name="T78">CREATE INDEX cpfClienteIndice ON Cliente(CPFPessoa);</text:span></text:p>
      <text:p text:style-name="P1"><text:span text:style-name="T78">CREATE INDEX codSalarioIndice ON Salario(CodSalario);</text:span></text:p>
      <text:p text:style-name="P1"><text:span text:style-name="T78">CREATE INDEX cnpjFornecedorIndice ON Fornecedor(CNPJ);</text:span></text:p>
      <text:p text:style-name="P1"><text:span text:style-name="T78">CREATE INDEX codigoDespesaIndice ON Despesa(CodDespesa);</text:span></text:p>
      <text:p text:style-name="P1"><text:span text:style-name="T78">CREATE INDEX codigoCompraIndice ON Compra(CodCompra);</text:span></text:p>
      <text:p text:style-name="P1"><text:span text:style-name="T78">CREATE INDEX codigoProdutoIndice ON Produto(Codigo);</text:span></text:p>
      <text:p text:style-name="P1"><text:span text:style-name="T78">CREATE INDEX codigoVendaIndice ON Venda(CodVenda);</text:span></text:p>
      <text:p text:style-name="P1"><text:span text:style-name="T78">CREATE INDEX codigoEntradaIndice ON Entrada(CodEntrada);</text:span></text:p>
      <text:p text:style-name="P1"><text:span text:style-name="T78">CREATE INDEX numeroCartaoIndice ON CartaoCredito(Numero);</text:span></text:p>
      <text:p text:style-name="P1"><text:span text:style-name="T79"/></text:p>
      <text:p text:style-name="P1"><text:span text:style-name="T80">Visões</text:span></text:p>
      <text:p text:style-name="P1"><text:span text:style-name="T80">1. Essa visão auxilia na recuperação do produto mais comprado a fornecedores.</text:span></text:p>
      <text:p text:style-name="P1"><text:span text:style-name="T81"/></text:p>
      <text:p text:style-name="P1"><text:span text:style-name="T82">CREATE VIEW<text:s text:c="2"/>PedidosVisao AS</text:span></text:p>
      <text:p text:style-name="P1"><text:span text:style-name="T82">SELECT P.Nome, COUNT(*) AS Pedidos</text:span></text:p>
      <text:p text:style-name="P1"><text:span text:style-name="T82">FROM CompraProduto CP, Produto P</text:span></text:p>
      <text:p text:style-name="P1"><text:span text:style-name="T82">WHERE CP.CodProduto = P.Codigo</text:span></text:p>
      <text:p text:style-name="P1"><text:span text:style-name="T82">GROUP BY CP.CodProduto, P.Nome;</text:span></text:p>
      <text:p text:style-name="P1"><text:span text:style-name="T83"/></text:p>
      <text:p text:style-name="P1"><text:span text:style-name="T84">2. Essa visão auxilia na recuperação do tamanho de roupa mais vendido a clientes.</text:span></text:p>
      <text:p text:style-name="P1"><text:span text:style-name="T85"/></text:p>
      <text:p text:style-name="P1"><text:span text:style-name="T86">CREATE VIEW TamanhosVisao AS</text:span></text:p>
      <text:p text:style-name="P1"><text:span text:style-name="T86">SELECT P.Tamanho, COUNT(*) AS Vendidos</text:span></text:p>
      <text:p text:style-name="P1"><text:span text:style-name="T86">FROM VendaProduto VP, Produto P</text:span></text:p>
      <text:p text:style-name="P1"><text:span text:style-name="T86">WHERE VP.CodProduto = P.Codigo</text:span></text:p>
      <text:p text:style-name="P1"><text:span text:style-name="T86">GROUP BY P.Tamanho</text:span></text:p>
      <text:p text:style-name="P1"><text:span text:style-name="T87"/></text:p>
      <text:p text:style-name="P1"><text:span text:style-name="T88">3. Essa visão auxilia na recuperação do fornecedor que o estabelecimento compra mais</text:span></text:p>
      <text:p text:style-name="P1"><text:span text:style-name="T88">CREATE VIEW FornecedoresVisao AS</text:span></text:p>
      <text:p text:style-name="P1"><text:span text:style-name="T88">SELECT F.CNPJ, F.NOME, COUNT(*) AS Pedidos</text:span></text:p>
      <text:p text:style-name="P1"><text:span text:style-name="T88">FROM Fornecedor F, Compra C</text:span></text:p>
      <text:p text:style-name="P1"><text:span text:style-name="T88">WHERE F.CNPJ = C.Fornecedor</text:span></text:p>
      <text:p text:style-name="P1"><text:span text:style-name="T88">GROUP BY F.CNPJ, F.Nome</text:span></text:p>
      <text:p text:style-name="P1"><text:span text:style-name="T89"/></text:p>
      <text:p text:style-name="P1"><text:span text:style-name="T90">4. Essa visão auxilia na recuperação do vendedor que atende em mais vendas.</text:span></text:p>
      <text:p text:style-name="P1"><text:span text:style-name="T90">CREATE VIEW VendedorVisao AS</text:span></text:p>
      <text:p text:style-name="P1"><text:span text:style-name="T90">SELECT F.CPFPessoa, P..Nome, COUNT(*) AS Vendas</text:span></text:p>
      <text:p text:style-name="P1"><text:span text:style-name="T90">FROM Funcionario F, Venda V, Pessoa P</text:span></text:p>
      <text:p text:style-name="P1"><text:span text:style-name="T90">WHERE F.CPFPessoa = V.Funcionario AND F.Cargo = ‘Vendedor’ AND F.CPFPessoa = P.CPF</text:span></text:p>
      <text:p text:style-name="P1"><text:span text:style-name="T90">GROUP BY F.CPFPessoa, P.Nome</text:span></text:p>
      <text:p text:style-name="P1"><text:span text:style-name="T90"><text:s/></text:span></text:p>
      <text:p text:style-name="P1"><text:span text:style-name="T90">5. Essa visão auxilia na recuperação de vendas por funcionário.</text:span></text:p>
      <text:p text:style-name="P1"><text:span text:style-name="T91"/></text:p>
      <text:p text:style-name="P1"><text:span text:style-name="T92">CREATE VIEW VendasVisao AS</text:span></text:p>
      <text:p text:style-name="P1"><text:span text:style-name="T92">SELECT V.Funcionario, VP.CodProduto, VP.Quantidade</text:span></text:p>
      <text:p text:style-name="P1"><text:span text:style-name="T92">FROM Venda V NATURAL JOIN VendaProduto VP </text:span></text:p>
      <text:p text:style-name="P1"><text:span text:style-name="T93"/></text:p>
      <text:p text:style-name="P1"><text:span text:style-name="T93"/></text:p>
      <text:p text:style-name="P1"><text:span text:style-name="T93"/></text:p>
      <text:p text:style-name="P1"><text:span text:style-name="T94">Procedimentos Armazenados</text:span></text:p>
      <text:p text:style-name="P1"><text:span text:style-name="T94">1. Esse procedimento armazenado calcula quantidade de vendas de produto que cada funcionário atendeu.</text:span></text:p>
      <text:p text:style-name="P1"><text:span text:style-name="T94">CREATE FUNCTION SomaVendaProduto (VARCHAR) RETURNS INTEGER</text:span></text:p>
      <text:p text:style-name="P1"><text:span text:style-name="T94">AS $$</text:span></text:p>
      <text:p text:style-name="P1"><text:span text:style-name="T94"><text:tab/>DECLARE</text:span></text:p>
      <text:p text:style-name="P1"><text:span text:style-name="T94"><text:tab/>CPF ALIAS FOR $1;</text:span></text:p>
      <text:p text:style-name="P1"><text:span text:style-name="T94"><text:tab/>soma INTEGER;</text:span></text:p>
      <text:p text:style-name="P1"><text:span text:style-name="T94"><text:tab/>CP<text:s text:c="2"/>VendasVisao%ROWTYPE;</text:span></text:p>
      <text:p text:style-name="P1"><text:span text:style-name="T94"><text:tab/>BEGIN</text:span></text:p>
      <text:p text:style-name="P1"><text:span text:style-name="T94"><text:tab/><text:s text:c="3"/>soma:=0;</text:span></text:p>
      <text:p text:style-name="P1"><text:span text:style-name="T94"><text:tab/><text:s text:c="3"/>FOR VP IN SELECT * FROM VendasVisao WHERE V.Funcionario = CPF</text:span></text:p>
      <text:p text:style-name="P1"><text:span text:style-name="T94"><text:tab/><text:tab/>LOOP</text:span></text:p>
      <text:p text:style-name="P1"><text:span text:style-name="T94"><text:tab/><text:tab/><text:tab/>soma := soma+VP.quantidade;</text:span></text:p>
      <text:p text:style-name="P1"><text:span text:style-name="T94"><text:tab/><text:tab/>END LOOP;</text:span></text:p>
      <text:p text:style-name="P1"><text:span text:style-name="T94"><text:tab/><text:tab/>RETURN soma;</text:span></text:p>
      <text:p text:style-name="P1"><text:span text:style-name="T94"><text:tab/>END;</text:span></text:p>
      <text:p text:style-name="P1"><text:span text:style-name="T94">$$ LANGUAGE PLPGSQL;</text:span></text:p>
      <text:p text:style-name="P1"><text:span text:style-name="T94"><text:tab/><text:tab/></text:span></text:p>
      <text:p text:style-name="P1"><text:span text:style-name="T94">2. Esse procedimento armazenado classifica o salário de cada funcionário.</text:span></text:p>
      <text:p text:style-name="P1"><text:span text:style-name="T95"/></text:p>
      <text:p text:style-name="P1"><text:span text:style-name="T96">CREATE FUNCTION ClassificaSalario (VARCHAR) RETURNS VARCHAR</text:span></text:p>
      <text:p text:style-name="P1"><text:span text:style-name="T96">AS $$</text:span></text:p>
      <text:p text:style-name="P1"><text:span text:style-name="T96"><text:tab/>DECLARE</text:span></text:p>
      <text:p text:style-name="P1"><text:span text:style-name="T96"><text:tab/><text:tab/>SalFun Funcionario.SALARIO%TYPE;</text:span></text:p>
      <text:p text:style-name="P1"><text:span text:style-name="T96"><text:tab/><text:tab/>CPFFun ALIAS FOR $1;</text:span></text:p>
      <text:p text:style-name="P1"><text:span text:style-name="T96"><text:tab/>BEGIN</text:span></text:p>
      <text:p text:style-name="P1"><text:span text:style-name="T96"><text:tab/><text:tab/>SELECT INTO SalFun SALARIO FROM Funcionario WHERE CPFFunc = <text:tab/><text:tab/>CPFPessoa;</text:span></text:p>
      <text:p text:style-name="P1"><text:span text:style-name="T96"><text:tab/><text:tab/>IF SalFun &lt; 1000 THEN RETURN ‘Salário baixo’,</text:span></text:p>
      <text:p text:style-name="P1"><text:span text:style-name="T96"><text:tab/><text:tab/><text:tab/>ELSE IF SalFunc&lt;2000 THEN RETURN ‘Salário Médio’,<text:tab/></text:span></text:p>
      <text:p text:style-name="P1"><text:span text:style-name="T96"><text:tab/><text:tab/><text:tab/><text:tab/>ELSE RETURN ‘Salário Alto’;</text:span></text:p>
      <text:p text:style-name="P1"><text:span text:style-name="T96"><text:tab/><text:tab/><text:tab/>END IF;</text:span></text:p>
      <text:p text:style-name="P1"><text:span text:style-name="T96"><text:tab/><text:tab/>END IF;</text:span></text:p>
      <text:p text:style-name="P1"><text:span text:style-name="T96">END;</text:span></text:p>
      <text:p text:style-name="P1"><text:span text:style-name="T96">$$ LANGUAGE PLPGSQL;<text:tab/><text:tab/></text:span></text:p>
      <text:p text:style-name="P1"><text:span text:style-name="T97"/></text:p>
      <text:p text:style-name="P1"><text:span text:style-name="T98">Consultas</text:span></text:p>
      <text:p text:style-name="P1"><text:span text:style-name="T98">1. Recuperar valor de cada produto se a loja toda declarar desconto de 20%.</text:span></text:p>
      <text:p text:style-name="P1"><text:span text:style-name="T98"><text:tab/></text:span></text:p>
      <text:p text:style-name="P2"><text:span text:style-name="T98">SELECT Nome, PreçoVenda * 0.80 AS PreçoDesconto</text:span></text:p>
      <text:p text:style-name="P3"><text:span text:style-name="T98"><text:tab/>FROM Produto</text:span></text:p>
      <text:p text:style-name="P3"><text:span text:style-name="T99"/></text:p>
      <text:p text:style-name="P3"><text:span text:style-name="T100">2. Recuperar e-mail dos clientes atendidos por Milena.</text:span></text:p>
      <text:p text:style-name="P3"><text:span text:style-name="T101"/></text:p>
      <text:p text:style-name="P3"><text:span text:style-name="T102"><text:tab/>SELECT C.e-mail</text:span></text:p>
      <text:p text:style-name="P3"><text:span text:style-name="T102"><text:tab/>FROM Cliente C, Venda V</text:span></text:p>
      <text:p text:style-name="P3"><text:span text:style-name="T102"><text:tab/>WHERE C.CPFPessoa = V.Cliente AND V.Funcionario = ‘Milena’</text:span></text:p>
      <text:p text:style-name="P3"><text:span text:style-name="T103"/></text:p>
      <text:p text:style-name="P3"><text:span text:style-name="T104">3. Recuperar o nome de clientes que pagaram com cartão em pelo menos duas parcelas.</text:span></text:p>
      <text:p text:style-name="P3"><text:span text:style-name="T105"/></text:p>
      <text:p text:style-name="P3"><text:span text:style-name="T106"><text:tab/>SELECT C.Nome</text:span></text:p>
      <text:p text:style-name="P3"><text:span text:style-name="T106"><text:tab/>FROM VendaCartao VC, Venda V, Cliente C</text:span></text:p>
      <text:p text:style-name="P4"><text:span text:style-name="T106">WHERE VC.CodVenda = V.CodVenda AND V.Cliente = C.CPFPessoa AND VC.NumParcelas &gt;= 2</text:span></text:p>
      <text:p text:style-name="P5"><text:span text:style-name="T107"/></text:p>
      <text:p text:style-name="P5"><text:span text:style-name="T108">4. Recuperar nome de todos os funcionários que começam com a letra T.</text:span></text:p>
      <text:p text:style-name="P5"><text:span text:style-name="T109"/></text:p>
      <text:p text:style-name="P5"><text:span text:style-name="T110"><text:tab/>SELECT Nome</text:span></text:p>
      <text:p text:style-name="P5"><text:span text:style-name="T110"><text:tab/>FROM Funcionario</text:span></text:p>
      <text:p text:style-name="P5"><text:span text:style-name="T110"><text:tab/>WHERE Nome LIKE ‘T%’</text:span></text:p>
      <text:p text:style-name="P5"><text:span text:style-name="T111"/></text:p>
      <text:p text:style-name="P5"><text:span text:style-name="T112">5. Recuperar nome dos clientes que usaram cartão da Visa.</text:span></text:p>
      <text:p text:style-name="P5"><text:span text:style-name="T113"/></text:p>
      <text:p text:style-name="P5"><text:span text:style-name="T114"><text:tab/>SELECT P.Nome</text:span></text:p>
      <text:p text:style-name="P5"><text:span text:style-name="T114"><text:tab/>FROM CartaoCredito CC, VendaCartao VC, Venda V, Cliente C, Pessoa P</text:span></text:p>
      <text:p text:style-name="P5"><text:span text:style-name="T114"><text:tab/>WHERE CC.Numero = VC.NumCartao AND V.CodVenda = VC.CodVenda AND V.Cliente <text:tab/>= C.CPFPessoa AND C.CPFPessoa = P.CPF</text:span></text:p>
      <text:p text:style-name="P5"><text:span text:style-name="T115"/></text:p>
      <text:p text:style-name="P5"><text:span text:style-name="T116">6. Recuperar telefone de todos os fornecedores que venderam acima de 10 produtos para a loja.</text:span></text:p>
      <text:p text:style-name="P5"><text:span text:style-name="T117"/></text:p>
      <text:p text:style-name="P5"><text:span text:style-name="T118"><text:tab/>SELECT Telefone</text:span></text:p>
      <text:p text:style-name="P5"><text:span text:style-name="T118"><text:tab/>FROM Compra C, Fornecedor F</text:span></text:p>
      <text:p text:style-name="P5"><text:span text:style-name="T118"><text:tab/>WHERE F.CNPJ = C.Fornecedor AND C.Quantidade &gt; 10</text:span></text:p>
      <text:p text:style-name="P5"><text:span text:style-name="T119"/></text:p>
      <text:p text:style-name="P5"><text:span text:style-name="T120">7. Verificar o lucro de vendas entre 2018-03-01 até 2018-07-01.</text:span></text:p>
      <text:p text:style-name="P5"><text:span text:style-name="T121"/></text:p>
      <text:p text:style-name="P5"><text:span text:style-name="T122"><text:tab/>SELECT</text:span></text:p>
      <text:p text:style-name="P5"><text:span text:style-name="T122"><text:tab/>FROM<text:s text:c="2"/>Entrada</text:span></text:p>
      <text:p text:style-name="P5"><text:span text:style-name="T122"><text:tab/>WHERE Data &gt;= ‘2018-03-01’ AND Data &lt;= ‘2018-07-01’</text:span></text:p>
      <text:p text:style-name="P5"><text:span text:style-name="T123"/></text:p>
      <text:p text:style-name="P5"><text:span text:style-name="T124">8. Verificar quantos produtos estão disponíveis na loja.</text:span></text:p>
      <text:p text:style-name="P5"><text:span text:style-name="T125"/></text:p>
      <text:p text:style-name="P5"><text:span text:style-name="T126">9.Verificar quais produtos estão disponíveis na loja.</text:span></text:p>
      <text:p text:style-name="P5"><text:span text:style-name="T127"/></text:p>
      <text:p text:style-name="P5"><text:span text:style-name="T128">10. Recuperar nome e endereço de funcionários que moram na cidade de Cajazeiras.</text:span></text:p>
      <text:p text:style-name="P5"><text:span text:style-name="T128">SELECT</text:span></text:p>
      <text:p text:style-name="P5"><text:span text:style-name="T128">FROM</text:span></text:p>
      <text:p text:style-name="P5"><text:span text:style-name="T128">WHERE</text:span></text:p>
      <text:p text:style-name="P5"><text:span text:style-name="T129"/></text:p>
      <text:p text:style-name="P5"><text:span text:style-name="T129"/></text:p>
      <text:p text:style-name="P5"><text:span text:style-name="T130">11. Recuperar e-mail e nome de todos os clientes que fizeram mais de uma compra.</text:span></text:p>
      <text:p text:style-name="P5"><text:span text:style-name="T130">SELECT C.email, P.Nome</text:span></text:p>
      <text:p text:style-name="P5"><text:span text:style-name="T130">FROM Cliente C, Pessoa p</text:span></text:p>
      <text:p text:style-name="P5"><text:span text:style-name="T130">WHERE EXISTS</text:span></text:p>
      <text:p text:style-name="P5"><text:span text:style-name="T130">(SELECT V.Cliente</text:span></text:p>
      <text:p text:style-name="P5"><text:span text:style-name="T130">FROM Venda V, Cliente C</text:span></text:p>
      <text:p text:style-name="P5"><text:span text:style-name="T130">WHERE V.Cliente = C.CPFPessoa</text:span></text:p>
      <text:p text:style-name="P5"><text:span text:style-name="T130">GROUP BY V.Cliente</text:span></text:p>
      <text:p text:style-name="P5"><text:span text:style-name="T130">HAVING Count(*)&gt;1)</text:span></text:p>
      <text:p text:style-name="P5"><text:span text:style-name="T131"/></text:p>
      <text:p text:style-name="P5"><text:span text:style-name="T132">11. Recuperar nome e código de produtos que tiveram pelo menos 4 vendas contabilizadas.</text:span></text:p>
      <text:p text:style-name="P5"><text:span text:style-name="T133"/></text:p>
      <text:p text:style-name="P5"><text:span text:style-name="T134">SELECT P.Nome, P.Codigo</text:span></text:p>
      <text:p text:style-name="P5"><text:span text:style-name="T134">FROM Produto P </text:span></text:p>
      <text:p text:style-name="P5"><text:span text:style-name="T134">WHERE EXISTS</text:span></text:p>
      <text:p text:style-name="P5"><text:span text:style-name="T134">(SELECT VP.CodProduto</text:span></text:p>
      <text:p text:style-name="P5"><text:span text:style-name="T134">FROM VendaProduto VP</text:span></text:p>
      <text:p text:style-name="P5"><text:span text:style-name="T134">GROUP BY VP.CodProduto</text:span></text:p>
      <text:p text:style-name="P5"><text:span text:style-name="T134">HAVING Count(*)&gt;=4 AND VP.CodProduto = P.Codigo)</text:span></text:p>
      <text:p text:style-name="P5"><text:span text:style-name="T135"/></text:p>
      <text:p text:style-name="P5"><text:span text:style-name="T135"/></text:p>
      <text:p text:style-name="P5"><text:span text:style-name="T136">Gatilhos</text:span></text:p>
      <text:p text:style-name="P5"><text:span text:style-name="T136">1.Esse gatilho garante que os salários dos funcionários não podem ser atualizados para um valor menor que o atual: </text:span></text:p>
      <text:p text:style-name="P5"><text:span text:style-name="T137"/></text:p>
      <text:p text:style-name="P5"><text:span text:style-name="T138"><text:tab/>CREATE FUNCTION VerificaSalario () RETURNS TRIGGER</text:span></text:p>
      <text:p text:style-name="P5"><text:span text:style-name="T138"><text:tab/>AS $$</text:span></text:p>
      <text:p text:style-name="P5"><text:span text:style-name="T138"><text:tab/><text:tab/>BEGIN</text:span></text:p>
      <text:p text:style-name="P5"><text:span text:style-name="T138"><text:tab/><text:tab/><text:tab/>IF(NEW.salario &lt; OLD.salario) THEN RETURN NULL;</text:span></text:p>
      <text:p text:style-name="P5"><text:span text:style-name="T138"><text:tab/><text:tab/><text:tab/><text:tab/>ELSE RETURN NEW;</text:span></text:p>
      <text:p text:style-name="P5"><text:span text:style-name="T138"><text:tab/><text:tab/><text:tab/>END IF;</text:span></text:p>
      <text:p text:style-name="P5"><text:span text:style-name="T138"><text:tab/><text:tab/>END</text:span></text:p>
      <text:p text:style-name="P5"><text:span text:style-name="T138"><text:tab/>$$ LANGUAGE PLPGSQL;</text:span></text:p>
      <text:p text:style-name="P5"><text:span text:style-name="T139"/></text:p>
      <text:p text:style-name="P5"><text:span text:style-name="T140"><text:tab/>CREATE TIGGER VerificaSalarioTrigger BEFORE UPDATE ON Funcionario</text:span></text:p>
      <text:p text:style-name="P5"><text:span text:style-name="T140"><text:tab/>FOR EACH ROW</text:span></text:p>
      <text:p text:style-name="P5"><text:span text:style-name="T140"><text:tab/>EXECUTE PROCEDURE VerificaSalario();</text:span></text:p>
      <text:p text:style-name="P5"><text:span text:style-name="T141"/></text:p>
      <text:p text:style-name="P5"><text:span text:style-name="T142">2. Fazer gatilho de consistência para garantir que dois clientes não tenham o mesmo e-mail.</text:span></text:p>
      <text:p text:style-name="P5"><text:span text:style-name="T143"/></text:p>
      <text:p text:style-name="P5"><text:span text:style-name="T144">3. Fazer um gatilho para garantir que nenhum funcionário receba mais de um pagamento no mesmo dia.</text:span></text:p>
      <text:p text:style-name="P5"><text:span text:style-name="T145"/></text:p>
      <text:p text:style-name="P5"><text:span text:style-name="T1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